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41pt"/>
    </style:style>
    <style:style style:name="co2" style:family="table-column">
      <style:table-column-properties fo:break-before="auto" style:column-width="34.36pt"/>
    </style:style>
    <style:style style:name="co3" style:family="table-column">
      <style:table-column-properties fo:break-before="auto" style:column-width="113.75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.5pt"/>
    </style:style>
    <style:style style:name="co7" style:family="table-column">
      <style:table-column-properties fo:break-before="auto" style:column-width="86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gnition Input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Photo Resistor-&gt;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table:number-columns-repeated="5"/>
          <table:table-cell table:style-name="ce7" table:formula="of:=(2.5*[.J3])/([.J3]+20000)" office:value-type="float" office:value="0.416666666666667" calcext:value-type="float">
            <text:p>0.42</text:p>
          </table:table-cell>
          <table:table-cell office:value-type="string" calcext:value-type="string">
            <text:p>V at Micro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urtesy Lights Input</text:p>
          </table:table-cell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re Input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se Doors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pen Doors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gnition ON</text:p>
          </table:table-cell>
          <table:table-cell table:style-name="ce6"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urtesy Lights Output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3:00:24.429824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6:26:06.578279900</meta:creation-date>
    <dc:date>2016-03-27T17:52:52.360803193</dc:date>
    <meta:editing-duration>PT11H10M30S</meta:editing-duration>
    <meta:editing-cycles>5</meta:editing-cycles>
    <meta:generator>LibreOffice/5.0.3.2$Linux_X86_64 LibreOffice_project/00m0$Build-2</meta:generator>
    <meta:document-statistic meta:table-count="1" meta:cell-count="48" meta:object-count="0"/>
  </office:meta>
</office:document-meta>
</file>